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cm"/>
    </style:style>
    <style:style style:name="ro1" style:family="table-row">
      <style:table-row-properties style:row-height="2.1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20pt" style:font-name-asian="メイリオ" style:font-size-asian="20pt" style:font-size-complex="20pt"/>
    </style:style>
    <style:style style:name="ce2" style:family="table-cell" style:parent-style-name="Default">
      <style:table-cell-properties fo:border="0.035cm solid #000000"/>
    </style:style>
    <style:style style:name="ce3" style:family="table-cell" style:parent-style-name="Default">
      <style:text-properties style:font-name-asian="メイリオ"/>
    </style:style>
    <style:style style:name="ce4" style:family="table-cell" style:parent-style-name="Default">
      <style:table-cell-properties fo:border-bottom="0.035cm solid #000000" fo:border-left="0.035cm solid #000000" fo:border-right="none" fo:border-top="0.035cm solid #000000"/>
    </style:style>
    <style:style style:name="ce5" style:family="table-cell" style:parent-style-name="Default">
      <style:table-cell-properties fo:background-color="#ff9999" style:text-align-source="fix" style:repeat-content="false" fo:border="0.088cm solid #000000" style:vertical-align="middle"/>
      <style:paragraph-properties fo:text-align="justify" fo:margin-left="0cm"/>
      <style:text-properties fo:font-size="26pt" style:font-name-asian="メイリオ" style:font-size-asian="26pt" style:font-size-complex="26pt"/>
    </style:style>
    <style:style style:name="ce6" style:family="table-cell" style:parent-style-name="Default">
      <style:table-cell-properties fo:background-color="#ff9999" style:text-align-source="fix" style:repeat-content="false" fo:border="0.088cm solid #000000" style:vertical-align="middle"/>
      <style:paragraph-properties fo:text-align="justify" fo:margin-left="0cm"/>
      <style:text-properties fo:font-size="20pt" fo:font-weight="bold" style:font-name-asian="メイリオ" style:font-size-asian="20pt" style:font-weight-asian="bold" style:font-size-complex="20pt" style:font-weight-complex="bold"/>
    </style:style>
    <style:style style:name="ce7" style:family="table-cell" style:parent-style-name="Default">
      <style:table-cell-properties fo:border-bottom="0.035cm solid #000000" fo:border-left="none" fo:border-right="0.035cm solid #000000" fo:border-top="0.035cm solid #000000"/>
    </style:style>
    <style:style style:name="ce8" style:family="table-cell" style:parent-style-name="Default">
      <style:table-cell-properties fo:border-bottom="0.035cm solid #000000" fo:border-left="none" fo:border-right="none" fo:border-top="0.035cm solid #000000"/>
    </style:style>
    <style:style style:name="ce9" style:family="table-cell" style:parent-style-name="Default">
      <style:table-cell-properties style:diagonal-bl-tr="0.088cm solid #000000" style:diagonal-tl-br="0.088cm solid #000000" fo:border="0.088cm solid #000000"/>
    </style:style>
    <style:style style:name="ce10" style:family="table-cell" style:parent-style-name="Default">
      <style:table-cell-properties fo:border="0.088cm solid #000000"/>
    </style:style>
    <style:style style:name="ce11" style:family="table-cell" style:parent-style-name="Default">
      <style:table-cell-properties fo:background-color="#9999ff" style:text-align-source="fix" style:repeat-content="false" fo:border="0.088cm solid #000000" style:vertical-align="middle"/>
      <style:paragraph-properties fo:text-align="justify" fo:margin-left="0cm"/>
      <style:text-properties fo:font-size="26pt" style:font-name-asian="メイリオ" style:font-size-asian="26pt" style:font-size-complex="26pt"/>
    </style:style>
    <style:style style:name="ce12" style:family="table-cell" style:parent-style-name="Default">
      <style:table-cell-properties fo:background-color="#9999ff" style:text-align-source="fix" style:repeat-content="false" fo:border="0.088cm solid #000000" style:vertical-align="middle"/>
      <style:paragraph-properties fo:text-align="justify" fo:margin-left="0cm"/>
      <style:text-properties fo:font-size="20pt" fo:font-weight="bold" style:font-name-asian="メイリオ" style:font-size-asian="20pt" style:font-weight-asian="bold" style:font-size-complex="20pt" style:font-weight-complex="bold"/>
    </style:style>
    <style:style style:name="gr1" style:family="graphic">
      <style:graphic-properties draw:fill="solid" draw:fill-color="#ff950e" draw:textarea-horizontal-align="justify" draw:textarea-vertical-align="middle" draw:auto-grow-height="false" fo:min-height="0cm" fo:min-width="0cm"/>
    </style:style>
    <style:style style:name="gr2" style:family="graphic">
      <style:graphic-properties draw:fill="solid" draw:fill-color="#ff3333" draw:textarea-horizontal-align="justify" draw:textarea-vertical-align="middle" draw:auto-grow-height="false" fo:min-height="0cm" fo:min-width="0cm"/>
    </style:style>
    <style:style style:name="gr3" style:family="graphic">
      <style:graphic-properties svg:stroke-color="#000000" draw:fill="gradient" draw:fill-color="#cfe7f5" draw:fill-gradient-name="Gray_20_Gradient_20_1" draw:textarea-horizontal-align="justify" draw:textarea-vertical-align="middle" draw:auto-grow-height="false" fo:min-height="0cm" fo:min-width="0cm"/>
    </style:style>
    <style:style style:name="gr4" style:family="graphic">
      <style:graphic-properties svg:stroke-color="#000000" draw:fill="gradient" draw:fill-color="#cfe7f5" draw:fill-gradient-name="Orange_20_Gradient_20_2" draw:textarea-horizontal-align="justify" draw:textarea-vertical-align="middle" draw:auto-grow-height="false" fo:min-height="0cm" fo:min-width="0cm"/>
    </style:style>
    <style:style style:name="gr5" style:family="graphic">
      <style:graphic-properties svg:stroke-color="#000000" draw:fill="solid" draw:fill-color="#cccccc" draw:textarea-horizontal-align="justify" draw:textarea-vertical-align="middle" draw:auto-grow-height="false" fo:min-height="0cm" fo:min-width="0cm"/>
    </style:style>
    <style:style style:name="gr6" style:family="graphic">
      <style:graphic-properties svg:stroke-color="#000000" draw:fill="solid" draw:fill-color="#000000" draw:textarea-horizontal-align="justify" draw:textarea-vertical-align="middle" draw:auto-grow-height="false" fo:min-height="0cm" fo:min-width="0cm"/>
    </style:style>
    <style:style style:name="gr7" style:family="graphic">
      <style:graphic-properties svg:stroke-color="#ffffff" draw:fill="solid" draw:fill-color="#cccccc" draw:textarea-horizontal-align="justify" draw:textarea-vertical-align="middle" draw:auto-grow-height="false" fo:min-height="0cm" fo:min-width="0cm"/>
    </style:style>
    <style:style style:name="gr8" style:family="graphic">
      <style:graphic-properties svg:stroke-color="#ffffff" draw:fill="solid" draw:fill-color="#000000" draw:textarea-horizontal-align="justify" draw:textarea-vertical-align="middle" draw:auto-grow-height="false" fo:min-height="0cm" fo:min-width="0cm"/>
    </style:style>
    <style:style style:name="gr9" style:family="graphic">
      <style:graphic-properties svg:stroke-color="#000000" draw:fill="solid" draw:fill-color="#808080" draw:textarea-horizontal-align="justify" draw:textarea-vertical-align="middle" draw:auto-grow-height="false" fo:min-height="0cm" fo:min-width="0cm"/>
    </style:style>
    <style:style style:name="gr10" style:family="graphic">
      <style:graphic-properties svg:stroke-color="#000000" draw:fill="solid" draw:fill-color="#999999" draw:textarea-horizontal-align="justify" draw:textarea-vertical-align="middle" draw:auto-grow-height="false" fo:min-height="0cm" fo:min-width="0cm"/>
    </style:style>
    <style:style style:name="gr11" style:family="graphic">
      <style:graphic-properties draw:stroke="none" svg:stroke-color="#000000" draw:fill="gradient" draw:fill-color="#999999" draw:fill-gradient-name="Orange_20_Gradient_20_2" draw:textarea-horizontal-align="justify" draw:textarea-vertical-align="middle" draw:auto-grow-height="false" fo:min-height="0cm" fo:min-width="0cm"/>
    </style:style>
    <style:style style:name="gr12" style:family="graphic">
      <style:graphic-properties draw:stroke="none" svg:stroke-color="#000000" draw:fill="gradient" draw:fill-gradient-name="Orange_20_Gradient_20_2" draw:textarea-horizontal-align="justify" draw:textarea-vertical-align="middle" draw:auto-grow-height="false" fo:min-height="0cm" fo:min-width="0cm"/>
    </style:style>
    <style:style style:name="gr13" style:family="graphic">
      <style:graphic-properties draw:stroke="dash" draw:stroke-dash="Fine_20_Dashed" svg:stroke-width="0.05cm" svg:stroke-color="#ffffff" draw:marker-start-width="0.275cm" draw:marker-end-width="0.275cm" draw:fill="gradient" draw:fill-color="#999999" draw:fill-gradient-name="Orange_20_Gradient_20_2" draw:textarea-horizontal-align="justify" draw:textarea-vertical-align="middle" draw:auto-grow-height="false" fo:min-height="0cm" fo:min-width="0cm" fo:padding-top="0.025cm" fo:padding-bottom="0.025cm" fo:padding-left="0.025cm" fo:padding-right="0.025cm"/>
    </style:style>
    <style:style style:name="gr14" style:family="graphic">
      <style:graphic-properties svg:stroke-width="0.05cm" svg:stroke-color="#ffffff" draw:marker-start-width="0.275cm" draw:marker-end-width="0.275cm" draw:textarea-horizontal-align="center" draw:textarea-vertical-align="middle" fo:padding-top="0.025cm" fo:padding-bottom="0.025cm" fo:padding-left="0.025cm" fo:padding-right="0.025cm"/>
    </style:style>
    <style:style style:name="gr15" style:family="graphic">
      <style:graphic-properties svg:stroke-color="#000000" draw:fill="solid" draw:fill-color="#009933" draw:textarea-horizontal-align="justify" draw:textarea-vertical-align="middle" draw:auto-grow-height="false" fo:min-height="0cm" fo:min-width="0cm"/>
    </style:style>
    <style:style style:name="gr16" style:family="graphic">
      <style:graphic-properties draw:textarea-horizontal-align="justify" draw:textarea-vertical-align="middle" draw:auto-grow-height="false" fo:min-height="0cm" fo:min-width="0cm"/>
    </style:style>
    <style:style style:name="gr17" style:family="graphic">
      <style:graphic-properties svg:stroke-width="0.02cm" svg:stroke-color="#000000" draw:marker-start-width="0.23cm" draw:marker-end-width="0.23cm" draw:textarea-horizontal-align="center" draw:textarea-vertical-align="middle" fo:padding-top="0.01cm" fo:padding-bottom="0.01cm" fo:padding-left="0.01cm" fo:padding-right="0.01cm"/>
    </style:style>
    <style:style style:name="P1" style:family="paragraph">
      <style:paragraph-properties fo:text-align="center"/>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office:automatic-styles>
  <office:body>
    <office:spreadsheet>
      <table:table table:name="Sheet3" table:style-name="ta1" table:print="false">
        <table:table-column table:style-name="co1" table:number-columns-repeated="1024" table:default-cell-style-name="Default"/>
        <table:table-row table:style-name="ro1">
          <table:table-cell table:style-name="ce1" office:value-type="string">
            <text:p><text:span text:style-name="T1">命中</text:span></text:p>
            <text:p><text:span text:style-name="T1">　マーカー</text:span></text:p>
            <draw:g table:end-cell-address="Sheet3.B12" table:end-x="0.088cm" table:end-y="0.281cm" draw:z-index="0">
              <draw:g>
                <draw:custom-shape draw:style-name="gr1" svg:width="1.71cm" svg:height="1.858cm" draw:transform="skewX (-0.167377075266225) rotate (-0.559727091115663) translate (0.72cm 1.89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g>
                  <draw:custom-shape draw:style-name="gr1" svg:width="1.71cm" svg:height="1.858cm" draw:transform="skewX (-0.167377075266225) rotate (-0.559727091115663) translate (0.736cm 3.9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69cm 4.79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6.02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6.839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8.19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9.00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0.30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1.1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2.3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3.17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4.47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5.28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6.55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7.37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8.64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9.45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51cm 20.86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84cm 21.68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custom-shape draw:style-name="gr2" svg:width="1.368cm" svg:height="1.146cm" draw:transform="skewX (-0.000872664625996998) rotate (0.090757121103688) translate (0.353cm 2.71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g table:end-cell-address="Sheet3.C12" table:end-x="0.028cm" table:end-y="0.184cm" draw:z-index="1">
              <draw:g>
                <draw:custom-shape draw:style-name="gr1" svg:width="1.71cm" svg:height="1.858cm" draw:transform="skewX (-0.167377075266225) rotate (-0.559727091115663) translate (2.772cm 1.799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g>
                  <draw:custom-shape draw:style-name="gr1" svg:width="1.71cm" svg:height="1.858cm" draw:transform="skewX (-0.167377075266225) rotate (-0.559727091115663) translate (2.788cm 3.88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21cm 4.69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5.92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6.74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8.09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8.91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0.20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1.02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2.26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3.07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4.37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5.19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6.4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7.27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8.54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9.359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803cm 20.7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36cm 21.58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custom-shape draw:style-name="gr2" svg:width="1.368cm" svg:height="1.146cm" draw:transform="skewX (-0.000872664625996998) rotate (0.090757121103688) translate (2.405cm 2.61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table:table-cell>
          <table:table-cell table:style-name="ce3"/>
          <table:table-cell table:number-columns-repeated="1022"/>
        </table:table-row>
        <table:table-row table:style-name="ro1">
          <table:table-cell table:style-name="ce2" table:number-columns-repeated="2"/>
          <table:table-cell table:style-name="ce4">
            <draw:g table:end-cell-address="Sheet3.D2" table:end-x="1.971cm" table:end-y="1.605cm" draw:z-index="3">
              <draw:g>
                <draw:custom-shape draw:style-name="gr3" svg:width="1.174cm" svg:height="0.58cm" draw:transform="rotate (-1.57079632679579) translate (0.635cm 0.429cm)">
                  <text:p/>
                  <draw:enhanced-geometry svg:viewBox="0 0 21600 21600" draw:mirror-horizontal="false" draw:mirror-vertical="false" draw:glue-points="?f6 10800 10800 21600 ?f5 10800 10800 0" draw:text-areas="?f3 ?f3 ?f4 ?f4" draw:type="trapezoid" draw:modifiers="5688.888888888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1.174cm" svg:height="1.397cm" draw:transform="rotate (1.5707963267946) translate (2.686cm 1.605cm)">
                  <text:p/>
                  <draw:enhanced-geometry svg:viewBox="0 0 21600 21600" draw:mirror-horizontal="false" draw:mirror-vertical="false" draw:glue-points="?f6 10800 10800 21600 ?f5 10800 10800 0" draw:text-areas="?f3 ?f3 ?f4 ?f4" draw:type="trapezoid" draw:modifiers="7662.8571428571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2.082cm" svg:height="1.174cm" svg:x="0.608cm" svg:y="0.429cm">
                  <text:p/>
                  <draw:enhanced-geometry svg:viewBox="0 0 21600 21600" draw:mirror-horizontal="false" draw:mirror-vertical="false" draw:type="rectangle" draw:enhanced-path="M 0 0 L 21600 0 21600 21600 0 21600 0 0 Z N"/>
                </draw:custom-shape>
              </draw:g>
              <draw:g>
                <draw:g>
                  <draw:custom-shape draw:style-name="gr5" svg:width="0.456cm" svg:height="0.445cm" draw:transform="rotate (1.5707963267946) translate (3.059cm 1.233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462cm" svg:height="0.072cm" svg:x="3.422cm" svg:y="0.891cm">
                    <text:p/>
                    <draw:enhanced-geometry svg:viewBox="0 0 21600 21600" draw:mirror-horizontal="false" draw:mirror-vertical="false" draw:type="rectangle" draw:enhanced-path="M 0 0 L 21600 0 21600 21600 0 21600 0 0 Z N"/>
                  </draw:custom-shape>
                  <draw:custom-shape draw:style-name="gr5" svg:width="0.462cm" svg:height="0.072cm" svg:x="3.422cm" svg:y="1.052cm">
                    <text:p/>
                    <draw:enhanced-geometry svg:viewBox="0 0 21600 21600" draw:mirror-horizontal="false" draw:mirror-vertical="false" draw:type="rectangle" draw:enhanced-path="M 0 0 L 21600 0 21600 21600 0 21600 0 0 Z N"/>
                  </draw:custom-shape>
                </draw:g>
                <draw:g>
                  <draw:custom-shape draw:style-name="gr5" svg:width="0.449cm" svg:height="0.438cm" draw:transform="rotate (1.5707963267946) translate (0.608cm 1.191cm)">
                    <text:p/>
                    <draw:enhanced-geometry svg:viewBox="0 0 21600 21600" draw:mirror-vertical="true" draw:mirror-horizontal="true" draw:glue-points="10800 0 0 10800 10800 21600 21600 10800" draw:text-areas="4350 0 17250 21600" draw:type="flowchart-preparation" draw:enhanced-path="M 4350 0 L 17250 0 21600 10800 17250 21600 4350 21600 0 10800 4350 0 Z N"/>
                  </draw:custom-shape>
                  <draw:custom-shape draw:style-name="gr5" svg:width="0.456cm" svg:height="0.071cm" svg:x="0.232cm" svg:y="0.859cm">
                    <text:p/>
                    <draw:enhanced-geometry svg:viewBox="0 0 21600 21600" draw:mirror-horizontal="true" draw:mirror-vertical="false" draw:type="rectangle" draw:enhanced-path="M 0 0 L 21600 0 21600 21600 0 21600 0 0 Z N"/>
                  </draw:custom-shape>
                  <draw:custom-shape draw:style-name="gr5" svg:width="0.456cm" svg:height="0.072cm" svg:x="0.232cm" svg:y="1.018cm">
                    <text:p/>
                    <draw:enhanced-geometry svg:viewBox="0 0 21600 21600" draw:mirror-horizontal="true" draw:mirror-vertical="false" draw:type="rectangle" draw:enhanced-path="M 0 0 L 21600 0 21600 21600 0 21600 0 0 Z N"/>
                  </draw:custom-shape>
                </draw:g>
                <draw:g>
                  <draw:custom-shape draw:style-name="gr5" svg:width="0.795cm" svg:height="0.406cm" svg:x="1.381cm" svg:y="0.782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svg:width="0.5cm" svg:height="0.379cm" svg:x="1.273cm" svg:y="0.79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5" svg:width="0.456cm" svg:height="0.444cm" draw:transform="rotate (1.5707963267946) translate (2.422cm 1.22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463cm" svg:height="0.072cm" svg:x="2.784cm" svg:y="0.878cm">
                    <text:p/>
                    <draw:enhanced-geometry svg:viewBox="0 0 21600 21600" draw:mirror-horizontal="false" draw:mirror-vertical="false" draw:type="rectangle" draw:enhanced-path="M 0 0 L 21600 0 21600 21600 0 21600 0 0 Z N"/>
                  </draw:custom-shape>
                  <draw:custom-shape draw:style-name="gr5" svg:width="0.463cm" svg:height="0.071cm" svg:x="2.784cm" svg:y="1.04cm">
                    <text:p/>
                    <draw:enhanced-geometry svg:viewBox="0 0 21600 21600" draw:mirror-horizontal="false" draw:mirror-vertical="false" draw:type="rectangle" draw:enhanced-path="M 0 0 L 21600 0 21600 21600 0 21600 0 0 Z N"/>
                  </draw:custom-shape>
                </draw:g>
              </draw:g>
            </draw:g>
          </table:table-cell>
          <table:table-cell table:style-name="ce7"/>
          <table:table-cell table:number-columns-repeated="1020"/>
        </table:table-row>
        <table:table-row table:style-name="ro1">
          <table:table-cell table:style-name="ce2" table:number-columns-repeated="2"/>
          <table:table-cell table:style-name="ce4">
            <draw:g table:end-cell-address="Sheet3.D3" table:end-x="1.989cm" table:end-y="1.566cm" draw:z-index="2">
              <draw:g>
                <draw:custom-shape draw:style-name="gr3" svg:width="1.18cm" svg:height="0.583cm" draw:transform="rotate (-1.57079632679579) translate (0.638cm 0.384cm)">
                  <text:p/>
                  <draw:enhanced-geometry svg:viewBox="0 0 21600 21600" draw:mirror-horizontal="false" draw:mirror-vertical="false" draw:glue-points="?f6 10800 10800 21600 ?f5 10800 10800 0" draw:text-areas="?f3 ?f3 ?f4 ?f4" draw:type="trapezoid" draw:modifiers="5688.888888888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1.18cm" svg:height="1.403cm" draw:transform="rotate (1.5707963267946) translate (2.698cm 1.566cm)">
                  <text:p/>
                  <draw:enhanced-geometry svg:viewBox="0 0 21600 21600" draw:mirror-horizontal="false" draw:mirror-vertical="false" draw:glue-points="?f6 10800 10800 21600 ?f5 10800 10800 0" draw:text-areas="?f3 ?f3 ?f4 ?f4" draw:type="trapezoid" draw:modifiers="7662.8571428571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2.092cm" svg:height="1.18cm" svg:x="0.61cm" svg:y="0.384cm">
                  <text:p/>
                  <draw:enhanced-geometry svg:viewBox="0 0 21600 21600" draw:mirror-horizontal="false" draw:mirror-vertical="false" draw:type="rectangle" draw:enhanced-path="M 0 0 L 21600 0 21600 21600 0 21600 0 0 Z N"/>
                </draw:custom-shape>
              </draw:g>
              <draw:g>
                <draw:g>
                  <draw:custom-shape draw:style-name="gr5" svg:width="0.458cm" svg:height="0.447cm" draw:transform="rotate (1.5707963267946) translate (3.072cm 1.192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464cm" svg:height="0.073cm" svg:x="3.437cm" svg:y="0.848cm">
                    <text:p/>
                    <draw:enhanced-geometry svg:viewBox="0 0 21600 21600" draw:mirror-horizontal="false" draw:mirror-vertical="false" draw:type="rectangle" draw:enhanced-path="M 0 0 L 21600 0 21600 21600 0 21600 0 0 Z N"/>
                  </draw:custom-shape>
                  <draw:custom-shape draw:style-name="gr5" svg:width="0.464cm" svg:height="0.072cm" svg:x="3.437cm" svg:y="1.009cm">
                    <text:p/>
                    <draw:enhanced-geometry svg:viewBox="0 0 21600 21600" draw:mirror-horizontal="false" draw:mirror-vertical="false" draw:type="rectangle" draw:enhanced-path="M 0 0 L 21600 0 21600 21600 0 21600 0 0 Z N"/>
                  </draw:custom-shape>
                </draw:g>
                <draw:g>
                  <draw:custom-shape draw:style-name="gr5" svg:width="0.452cm" svg:height="0.44cm" draw:transform="rotate (1.5707963267946) translate (0.61cm 1.155cm)">
                    <text:p/>
                    <draw:enhanced-geometry svg:viewBox="0 0 21600 21600" draw:mirror-vertical="true" draw:mirror-horizontal="true" draw:glue-points="10800 0 0 10800 10800 21600 21600 10800" draw:text-areas="4350 0 17250 21600" draw:type="flowchart-preparation" draw:enhanced-path="M 4350 0 L 17250 0 21600 10800 17250 21600 4350 21600 0 10800 4350 0 Z N"/>
                  </draw:custom-shape>
                  <draw:custom-shape draw:style-name="gr5" svg:width="0.458cm" svg:height="0.069cm" svg:x="0.233cm" svg:y="0.817cm">
                    <text:p/>
                    <draw:enhanced-geometry svg:viewBox="0 0 21600 21600" draw:mirror-horizontal="true" draw:mirror-vertical="false" draw:type="rectangle" draw:enhanced-path="M 0 0 L 21600 0 21600 21600 0 21600 0 0 Z N"/>
                  </draw:custom-shape>
                  <draw:custom-shape draw:style-name="gr5" svg:width="0.458cm" svg:height="0.072cm" svg:x="0.233cm" svg:y="0.976cm">
                    <text:p/>
                    <draw:enhanced-geometry svg:viewBox="0 0 21600 21600" draw:mirror-horizontal="true" draw:mirror-vertical="false" draw:type="rectangle" draw:enhanced-path="M 0 0 L 21600 0 21600 21600 0 21600 0 0 Z N"/>
                  </draw:custom-shape>
                </draw:g>
                <draw:g>
                  <draw:custom-shape draw:style-name="gr5" svg:width="0.798cm" svg:height="0.406cm" svg:x="1.387cm" svg:y="0.73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svg:width="0.502cm" svg:height="0.38cm" svg:x="1.279cm" svg:y="0.75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5" svg:width="0.459cm" svg:height="0.446cm" draw:transform="rotate (1.5707963267946) translate (2.432cm 1.175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464cm" svg:height="0.073cm" svg:x="2.797cm" svg:y="0.835cm">
                    <text:p/>
                    <draw:enhanced-geometry svg:viewBox="0 0 21600 21600" draw:mirror-horizontal="false" draw:mirror-vertical="false" draw:type="rectangle" draw:enhanced-path="M 0 0 L 21600 0 21600 21600 0 21600 0 0 Z N"/>
                  </draw:custom-shape>
                  <draw:custom-shape draw:style-name="gr5" svg:width="0.464cm" svg:height="0.071cm" svg:x="2.797cm" svg:y="0.999cm">
                    <text:p/>
                    <draw:enhanced-geometry svg:viewBox="0 0 21600 21600" draw:mirror-horizontal="false" draw:mirror-vertical="false" draw:type="rectangle" draw:enhanced-path="M 0 0 L 21600 0 21600 21600 0 21600 0 0 Z N"/>
                  </draw:custom-shape>
                </draw:g>
              </draw:g>
            </draw:g>
          </table:table-cell>
          <table:table-cell table:style-name="ce7"/>
          <table:table-cell table:number-columns-repeated="1020"/>
        </table:table-row>
        <table:table-row table:style-name="ro1">
          <table:table-cell table:style-name="ce2" table:number-columns-repeated="2"/>
          <table:table-cell table:style-name="ce4">
            <draw:g table:end-cell-address="Sheet3.E4" table:end-x="1.995cm" table:end-y="1.717cm" draw:z-index="4">
              <draw:g>
                <draw:custom-shape draw:style-name="gr3" svg:width="0.788cm" svg:height="0.709cm" draw:transform="rotate (-1.57079632679579) translate (0.765cm 0.626cm)">
                  <text:p/>
                  <draw:enhanced-geometry svg:viewBox="0 0 21600 21600" draw:mirror-horizontal="false" draw:mirror-vertical="false" draw:glue-points="?f6 10800 10800 21600 ?f5 10800 10800 0" draw:text-areas="?f3 ?f3 ?f4 ?f4" draw:type="trapezoid" draw:modifiers="5032.340425531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1.358cm" svg:height="1.19cm" draw:transform="rotate (-1.57079632679579) translate (1.63cm 0.329cm)">
                  <text:p/>
                  <draw:enhanced-geometry svg:viewBox="0 0 21600 21600" draw:mirror-horizontal="false" draw:mirror-vertical="false" draw:glue-points="?f6 10800 10800 21600 ?f5 10800 10800 0" draw:text-areas="?f3 ?f3 ?f4 ?f4" draw:type="trapezoid" draw:modifiers="5688.888888888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0.98cm" svg:height="1.16cm" draw:transform="rotate (1.5707963267946) translate (5.06cm 1.499cm)">
                  <text:p/>
                  <draw:enhanced-geometry svg:viewBox="0 0 21600 21600" draw:mirror-horizontal="false" draw:mirror-vertical="false" draw:glue-points="?f6 10800 10800 21600 ?f5 10800 10800 0" draw:text-areas="?f3 ?f3 ?f4 ?f4" draw:type="trapezoid" draw:modifiers="8765.7235246564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88cm" svg:height="1.4cm" svg:x="1.628cm" svg:y="0.304cm">
                  <text:p/>
                  <draw:enhanced-geometry svg:viewBox="0 0 21600 21600" draw:mirror-horizontal="false" draw:mirror-vertical="false" draw:type="rectangle" draw:enhanced-path="M 0 0 L 21600 0 21600 21600 0 21600 0 0 Z N"/>
                </draw:custom-shape>
                <draw:custom-shape draw:style-name="gr3" svg:width="1.361cm" svg:height="1.45cm" draw:transform="rotate (1.5707963267946) translate (3.606cm 1.699cm)">
                  <text:p/>
                  <draw:enhanced-geometry svg:viewBox="0 0 21600 21600" draw:mirror-horizontal="false" draw:mirror-vertical="false" draw:glue-points="?f6 10800 10800 21600 ?f5 10800 10800 0" draw:text-areas="?f3 ?f3 ?f4 ?f4" draw:type="trapezoid" draw:modifiers="2778.194207836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408cm" svg:height="0.994cm" draw:transform="rotate (1.5707963267946) translate (3.51cm 1.717cm)">
                  <text:p/>
                  <draw:enhanced-geometry svg:viewBox="0 0 21600 21600" draw:mirror-horizontal="false" draw:mirror-vertical="false" draw:glue-points="?f6 10800 10800 21600 ?f5 10800 10800 0" draw:text-areas="?f3 ?f3 ?f4 ?f4" draw:type="trapezoid" draw:modifiers="4629.6664300922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039cm" svg:height="0.577cm" draw:transform="rotate (1.5707963267946) translate (1.048cm 1.528cm)">
                  <text:p/>
                  <draw:enhanced-geometry svg:viewBox="0 0 21600 21600" draw:mirror-horizontal="true" draw:mirror-vertical="false" draw:glue-points="?f6 10800 10800 21600 ?f5 10800 10800 0" draw:text-areas="?f3 ?f3 ?f4 ?f4" draw:type="trapezoid" draw:modifiers="4629.6664300922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5" svg:width="0.39cm" svg:height="0.368cm" draw:transform="rotate (1.5707963267946) translate (3.272cm 0.732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383cm" svg:height="0.061cm" svg:x="3.572cm" svg:y="0.44cm">
                  <text:p/>
                  <draw:enhanced-geometry svg:viewBox="0 0 21600 21600" draw:mirror-horizontal="false" draw:mirror-vertical="false" draw:type="rectangle" draw:enhanced-path="M 0 0 L 21600 0 21600 21600 0 21600 0 0 Z N"/>
                </draw:custom-shape>
                <draw:custom-shape draw:style-name="gr5" svg:width="0.383cm" svg:height="0.062cm" svg:x="3.572cm" svg:y="0.577cm">
                  <text:p/>
                  <draw:enhanced-geometry svg:viewBox="0 0 21600 21600" draw:mirror-horizontal="false" draw:mirror-vertical="false" draw:type="rectangle" draw:enhanced-path="M 0 0 L 21600 0 21600 21600 0 21600 0 0 Z N"/>
                </draw:custom-shape>
              </draw:g>
              <draw:g>
                <draw:custom-shape draw:style-name="gr7" svg:width="0.811cm" svg:height="0.427cm" svg:x="1.906cm" svg:y="0.76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svg:width="0.51cm" svg:height="0.398cm" svg:x="1.796cm" svg:y="0.7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7" svg:width="0.811cm" svg:height="0.427cm" svg:x="2.56cm" svg:y="0.762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svg:width="0.51cm" svg:height="0.398cm" svg:x="2.45cm" svg:y="0.78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5" svg:width="0.544cm" svg:height="0.473cm" draw:transform="rotate (1.5707963267946) translate (4.68cm 1.262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5.057cm" svg:y="1.063cm">
                  <text:p/>
                  <draw:enhanced-geometry svg:viewBox="0 0 21600 21600" draw:mirror-horizontal="false" draw:mirror-vertical="false" draw:type="rectangle" draw:enhanced-path="M 0 0 L 21600 0 21600 21600 0 21600 0 0 Z N"/>
                </draw:custom-shape>
                <draw:custom-shape draw:style-name="gr5" svg:width="0.636cm" svg:height="0.063cm" svg:x="5.075cm" svg:y="0.947cm">
                  <text:p/>
                  <draw:enhanced-geometry svg:viewBox="0 0 21600 21600" draw:mirror-horizontal="false" draw:mirror-vertical="false" draw:type="rectangle" draw:enhanced-path="M 0 0 L 21600 0 21600 21600 0 21600 0 0 Z N"/>
                </draw:custom-shape>
                <draw:custom-shape draw:style-name="gr5" svg:width="0.636cm" svg:height="0.063cm" svg:x="5.053cm" svg:y="0.827cm">
                  <text:p/>
                  <draw:enhanced-geometry svg:viewBox="0 0 21600 21600" draw:mirror-horizontal="false" draw:mirror-vertical="false" draw:type="rectangle" draw:enhanced-path="M 0 0 L 21600 0 21600 21600 0 21600 0 0 Z N"/>
                </draw:custom-shape>
              </draw:g>
              <draw:g>
                <draw:custom-shape draw:style-name="gr5" svg:width="0.544cm" svg:height="0.473cm" draw:transform="rotate (1.5707963267946) translate (3.773cm 1.249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4.15cm" svg:y="1.05cm">
                  <text:p/>
                  <draw:enhanced-geometry svg:viewBox="0 0 21600 21600" draw:mirror-horizontal="false" draw:mirror-vertical="false" draw:type="rectangle" draw:enhanced-path="M 0 0 L 21600 0 21600 21600 0 21600 0 0 Z N"/>
                </draw:custom-shape>
                <draw:custom-shape draw:style-name="gr5" svg:width="0.636cm" svg:height="0.063cm" svg:x="4.168cm" svg:y="0.934cm">
                  <text:p/>
                  <draw:enhanced-geometry svg:viewBox="0 0 21600 21600" draw:mirror-horizontal="false" draw:mirror-vertical="false" draw:type="rectangle" draw:enhanced-path="M 0 0 L 21600 0 21600 21600 0 21600 0 0 Z N"/>
                </draw:custom-shape>
                <draw:custom-shape draw:style-name="gr5" svg:width="0.636cm" svg:height="0.063cm" svg:x="4.146cm" svg:y="0.814cm">
                  <text:p/>
                  <draw:enhanced-geometry svg:viewBox="0 0 21600 21600" draw:mirror-horizontal="false" draw:mirror-vertical="false" draw:type="rectangle" draw:enhanced-path="M 0 0 L 21600 0 21600 21600 0 21600 0 0 Z N"/>
                </draw:custom-shape>
              </draw:g>
              <draw:g>
                <draw:custom-shape draw:style-name="gr5" svg:width="0.544cm" svg:height="0.473cm" draw:transform="rotate (1.5707963267946) translate (1.088cm 1.263cm)">
                  <text:p/>
                  <draw:enhanced-geometry svg:viewBox="0 0 21600 21600" draw:mirror-vertical="true" draw:mirror-horizontal="tru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0.553cm" svg:y="1.064cm">
                  <text:p/>
                  <draw:enhanced-geometry svg:viewBox="0 0 21600 21600" draw:mirror-horizontal="true" draw:mirror-vertical="false" draw:type="rectangle" draw:enhanced-path="M 0 0 L 21600 0 21600 21600 0 21600 0 0 Z N"/>
                </draw:custom-shape>
                <draw:custom-shape draw:style-name="gr5" svg:width="0.636cm" svg:height="0.063cm" svg:x="0.535cm" svg:y="0.948cm">
                  <text:p/>
                  <draw:enhanced-geometry svg:viewBox="0 0 21600 21600" draw:mirror-horizontal="true" draw:mirror-vertical="false" draw:type="rectangle" draw:enhanced-path="M 0 0 L 21600 0 21600 21600 0 21600 0 0 Z N"/>
                </draw:custom-shape>
                <draw:custom-shape draw:style-name="gr5" svg:width="0.636cm" svg:height="0.063cm" svg:x="0.557cm" svg:y="0.828cm">
                  <text:p/>
                  <draw:enhanced-geometry svg:viewBox="0 0 21600 21600" draw:mirror-horizontal="true" draw:mirror-vertical="false" draw:type="rectangle" draw:enhanced-path="M 0 0 L 21600 0 21600 21600 0 21600 0 0 Z N"/>
                </draw:custom-shape>
              </draw:g>
              <draw:g>
                <draw:custom-shape draw:style-name="gr5" svg:width="0.39cm" svg:height="0.368cm" draw:transform="rotate (1.5707963267946) translate (3.277cm 1.656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383cm" svg:height="0.061cm" svg:x="3.577cm" svg:y="1.364cm">
                  <text:p/>
                  <draw:enhanced-geometry svg:viewBox="0 0 21600 21600" draw:mirror-horizontal="false" draw:mirror-vertical="false" draw:type="rectangle" draw:enhanced-path="M 0 0 L 21600 0 21600 21600 0 21600 0 0 Z N"/>
                </draw:custom-shape>
                <draw:custom-shape draw:style-name="gr5" svg:width="0.383cm" svg:height="0.062cm" svg:x="3.577cm" svg:y="1.501cm">
                  <text:p/>
                  <draw:enhanced-geometry svg:viewBox="0 0 21600 21600" draw:mirror-horizontal="false" draw:mirror-vertical="false" draw:type="rectangle" draw:enhanced-path="M 0 0 L 21600 0 21600 21600 0 21600 0 0 Z N"/>
                </draw:custom-shape>
              </draw:g>
            </draw:g>
          </table:table-cell>
          <table:table-cell table:style-name="ce8"/>
          <table:table-cell table:style-name="ce7"/>
          <table:table-cell table:number-columns-repeated="1019"/>
        </table:table-row>
        <table:table-row table:style-name="ro1">
          <table:table-cell table:style-name="ce2" table:number-columns-repeated="2"/>
          <table:table-cell table:style-name="ce4">
            <draw:g table:end-cell-address="Sheet3.E5" table:end-x="1.995cm" table:end-y="1.694cm" draw:z-index="5">
              <draw:g>
                <draw:custom-shape draw:style-name="gr3" svg:width="0.788cm" svg:height="0.709cm" draw:transform="rotate (-1.57079632679579) translate (0.765cm 0.603cm)">
                  <text:p/>
                  <draw:enhanced-geometry svg:viewBox="0 0 21600 21600" draw:mirror-horizontal="false" draw:mirror-vertical="false" draw:glue-points="?f6 10800 10800 21600 ?f5 10800 10800 0" draw:text-areas="?f3 ?f3 ?f4 ?f4" draw:type="trapezoid" draw:modifiers="5032.340425531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1.358cm" svg:height="1.19cm" draw:transform="rotate (-1.57079632679579) translate (1.63cm 0.306cm)">
                  <text:p/>
                  <draw:enhanced-geometry svg:viewBox="0 0 21600 21600" draw:mirror-horizontal="false" draw:mirror-vertical="false" draw:glue-points="?f6 10800 10800 21600 ?f5 10800 10800 0" draw:text-areas="?f3 ?f3 ?f4 ?f4" draw:type="trapezoid" draw:modifiers="5688.888888888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0.98cm" svg:height="1.16cm" draw:transform="rotate (1.5707963267946) translate (5.06cm 1.476cm)">
                  <text:p/>
                  <draw:enhanced-geometry svg:viewBox="0 0 21600 21600" draw:mirror-horizontal="false" draw:mirror-vertical="false" draw:glue-points="?f6 10800 10800 21600 ?f5 10800 10800 0" draw:text-areas="?f3 ?f3 ?f4 ?f4" draw:type="trapezoid" draw:modifiers="8765.7235246564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88cm" svg:height="1.4cm" svg:x="1.628cm" svg:y="0.281cm">
                  <text:p/>
                  <draw:enhanced-geometry svg:viewBox="0 0 21600 21600" draw:mirror-horizontal="false" draw:mirror-vertical="false" draw:type="rectangle" draw:enhanced-path="M 0 0 L 21600 0 21600 21600 0 21600 0 0 Z N"/>
                </draw:custom-shape>
                <draw:custom-shape draw:style-name="gr3" svg:width="1.361cm" svg:height="1.45cm" draw:transform="rotate (1.5707963267946) translate (3.606cm 1.676cm)">
                  <text:p/>
                  <draw:enhanced-geometry svg:viewBox="0 0 21600 21600" draw:mirror-horizontal="false" draw:mirror-vertical="false" draw:glue-points="?f6 10800 10800 21600 ?f5 10800 10800 0" draw:text-areas="?f3 ?f3 ?f4 ?f4" draw:type="trapezoid" draw:modifiers="2778.194207836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408cm" svg:height="0.994cm" draw:transform="rotate (1.5707963267946) translate (3.51cm 1.694cm)">
                  <text:p/>
                  <draw:enhanced-geometry svg:viewBox="0 0 21600 21600" draw:mirror-horizontal="false" draw:mirror-vertical="false" draw:glue-points="?f6 10800 10800 21600 ?f5 10800 10800 0" draw:text-areas="?f3 ?f3 ?f4 ?f4" draw:type="trapezoid" draw:modifiers="4629.6664300922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039cm" svg:height="0.577cm" draw:transform="rotate (1.5707963267946) translate (1.048cm 1.505cm)">
                  <text:p/>
                  <draw:enhanced-geometry svg:viewBox="0 0 21600 21600" draw:mirror-horizontal="true" draw:mirror-vertical="false" draw:glue-points="?f6 10800 10800 21600 ?f5 10800 10800 0" draw:text-areas="?f3 ?f3 ?f4 ?f4" draw:type="trapezoid" draw:modifiers="4629.6664300922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5" svg:width="0.39cm" svg:height="0.368cm" draw:transform="rotate (1.5707963267946) translate (3.272cm 0.709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383cm" svg:height="0.061cm" svg:x="3.572cm" svg:y="0.417cm">
                  <text:p/>
                  <draw:enhanced-geometry svg:viewBox="0 0 21600 21600" draw:mirror-horizontal="false" draw:mirror-vertical="false" draw:type="rectangle" draw:enhanced-path="M 0 0 L 21600 0 21600 21600 0 21600 0 0 Z N"/>
                </draw:custom-shape>
                <draw:custom-shape draw:style-name="gr5" svg:width="0.383cm" svg:height="0.062cm" svg:x="3.572cm" svg:y="0.554cm">
                  <text:p/>
                  <draw:enhanced-geometry svg:viewBox="0 0 21600 21600" draw:mirror-horizontal="false" draw:mirror-vertical="false" draw:type="rectangle" draw:enhanced-path="M 0 0 L 21600 0 21600 21600 0 21600 0 0 Z N"/>
                </draw:custom-shape>
              </draw:g>
              <draw:g>
                <draw:custom-shape draw:style-name="gr7" svg:width="0.811cm" svg:height="0.427cm" svg:x="1.906cm" svg:y="0.73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svg:width="0.51cm" svg:height="0.398cm" svg:x="1.796cm" svg:y="0.757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7" svg:width="0.811cm" svg:height="0.427cm" svg:x="2.56cm" svg:y="0.73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svg:width="0.51cm" svg:height="0.398cm" svg:x="2.45cm" svg:y="0.75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5" svg:width="0.544cm" svg:height="0.473cm" draw:transform="rotate (1.5707963267946) translate (4.68cm 1.239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5.057cm" svg:y="1.04cm">
                  <text:p/>
                  <draw:enhanced-geometry svg:viewBox="0 0 21600 21600" draw:mirror-horizontal="false" draw:mirror-vertical="false" draw:type="rectangle" draw:enhanced-path="M 0 0 L 21600 0 21600 21600 0 21600 0 0 Z N"/>
                </draw:custom-shape>
                <draw:custom-shape draw:style-name="gr5" svg:width="0.636cm" svg:height="0.063cm" svg:x="5.075cm" svg:y="0.924cm">
                  <text:p/>
                  <draw:enhanced-geometry svg:viewBox="0 0 21600 21600" draw:mirror-horizontal="false" draw:mirror-vertical="false" draw:type="rectangle" draw:enhanced-path="M 0 0 L 21600 0 21600 21600 0 21600 0 0 Z N"/>
                </draw:custom-shape>
                <draw:custom-shape draw:style-name="gr5" svg:width="0.636cm" svg:height="0.063cm" svg:x="5.053cm" svg:y="0.804cm">
                  <text:p/>
                  <draw:enhanced-geometry svg:viewBox="0 0 21600 21600" draw:mirror-horizontal="false" draw:mirror-vertical="false" draw:type="rectangle" draw:enhanced-path="M 0 0 L 21600 0 21600 21600 0 21600 0 0 Z N"/>
                </draw:custom-shape>
              </draw:g>
              <draw:g>
                <draw:custom-shape draw:style-name="gr5" svg:width="0.544cm" svg:height="0.473cm" draw:transform="rotate (1.5707963267946) translate (3.773cm 1.226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4.15cm" svg:y="1.027cm">
                  <text:p/>
                  <draw:enhanced-geometry svg:viewBox="0 0 21600 21600" draw:mirror-horizontal="false" draw:mirror-vertical="false" draw:type="rectangle" draw:enhanced-path="M 0 0 L 21600 0 21600 21600 0 21600 0 0 Z N"/>
                </draw:custom-shape>
                <draw:custom-shape draw:style-name="gr5" svg:width="0.636cm" svg:height="0.063cm" svg:x="4.168cm" svg:y="0.911cm">
                  <text:p/>
                  <draw:enhanced-geometry svg:viewBox="0 0 21600 21600" draw:mirror-horizontal="false" draw:mirror-vertical="false" draw:type="rectangle" draw:enhanced-path="M 0 0 L 21600 0 21600 21600 0 21600 0 0 Z N"/>
                </draw:custom-shape>
                <draw:custom-shape draw:style-name="gr5" svg:width="0.636cm" svg:height="0.063cm" svg:x="4.146cm" svg:y="0.791cm">
                  <text:p/>
                  <draw:enhanced-geometry svg:viewBox="0 0 21600 21600" draw:mirror-horizontal="false" draw:mirror-vertical="false" draw:type="rectangle" draw:enhanced-path="M 0 0 L 21600 0 21600 21600 0 21600 0 0 Z N"/>
                </draw:custom-shape>
              </draw:g>
              <draw:g>
                <draw:custom-shape draw:style-name="gr5" svg:width="0.544cm" svg:height="0.473cm" draw:transform="rotate (1.5707963267946) translate (1.088cm 1.24cm)">
                  <text:p/>
                  <draw:enhanced-geometry svg:viewBox="0 0 21600 21600" draw:mirror-vertical="true" draw:mirror-horizontal="tru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0.553cm" svg:y="1.041cm">
                  <text:p/>
                  <draw:enhanced-geometry svg:viewBox="0 0 21600 21600" draw:mirror-horizontal="true" draw:mirror-vertical="false" draw:type="rectangle" draw:enhanced-path="M 0 0 L 21600 0 21600 21600 0 21600 0 0 Z N"/>
                </draw:custom-shape>
                <draw:custom-shape draw:style-name="gr5" svg:width="0.636cm" svg:height="0.063cm" svg:x="0.535cm" svg:y="0.925cm">
                  <text:p/>
                  <draw:enhanced-geometry svg:viewBox="0 0 21600 21600" draw:mirror-horizontal="true" draw:mirror-vertical="false" draw:type="rectangle" draw:enhanced-path="M 0 0 L 21600 0 21600 21600 0 21600 0 0 Z N"/>
                </draw:custom-shape>
                <draw:custom-shape draw:style-name="gr5" svg:width="0.636cm" svg:height="0.063cm" svg:x="0.557cm" svg:y="0.805cm">
                  <text:p/>
                  <draw:enhanced-geometry svg:viewBox="0 0 21600 21600" draw:mirror-horizontal="true" draw:mirror-vertical="false" draw:type="rectangle" draw:enhanced-path="M 0 0 L 21600 0 21600 21600 0 21600 0 0 Z N"/>
                </draw:custom-shape>
              </draw:g>
              <draw:g>
                <draw:custom-shape draw:style-name="gr5" svg:width="0.39cm" svg:height="0.368cm" draw:transform="rotate (1.5707963267946) translate (3.277cm 1.633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383cm" svg:height="0.061cm" svg:x="3.577cm" svg:y="1.341cm">
                  <text:p/>
                  <draw:enhanced-geometry svg:viewBox="0 0 21600 21600" draw:mirror-horizontal="false" draw:mirror-vertical="false" draw:type="rectangle" draw:enhanced-path="M 0 0 L 21600 0 21600 21600 0 21600 0 0 Z N"/>
                </draw:custom-shape>
                <draw:custom-shape draw:style-name="gr5" svg:width="0.383cm" svg:height="0.062cm" svg:x="3.577cm" svg:y="1.478cm">
                  <text:p/>
                  <draw:enhanced-geometry svg:viewBox="0 0 21600 21600" draw:mirror-horizontal="false" draw:mirror-vertical="false" draw:type="rectangle" draw:enhanced-path="M 0 0 L 21600 0 21600 21600 0 21600 0 0 Z N"/>
                </draw:custom-shape>
              </draw:g>
            </draw:g>
          </table:table-cell>
          <table:table-cell table:style-name="ce8"/>
          <table:table-cell table:style-name="ce7"/>
          <table:table-cell table:number-columns-repeated="1019"/>
        </table:table-row>
        <table:table-row table:style-name="ro1">
          <table:table-cell table:style-name="ce2" table:number-columns-repeated="2"/>
          <table:table-cell table:style-name="ce4">
            <draw:g table:end-cell-address="Sheet3.F6" table:end-x="1.923cm" table:end-y="1.957cm" draw:z-index="6">
              <draw:g>
                <draw:g>
                  <draw:custom-shape draw:style-name="gr9" svg:width="1.224cm" svg:height="2.129cm" draw:transform="rotate (1.5707963267946) translate (6.131cm 1.754cm)">
                    <text:p/>
                    <draw:enhanced-geometry svg:viewBox="0 0 21600 21600" draw:mirror-horizontal="false" draw:mirror-vertical="false" draw:glue-points="?f6 10800 10800 21600 ?f5 10800 10800 0" draw:text-areas="?f3 ?f3 ?f4 ?f4" draw:type="trapezoid" draw:modifiers="2644.897959183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svg:width="4.792cm" svg:height="1.255cm" svg:x="1.191cm" svg:y="0.147cm">
                    <text:p/>
                    <draw:enhanced-geometry svg:viewBox="0 0 21600 21600" draw:mirror-horizontal="false" draw:mirror-vertical="false" draw:glue-points="10800 0 0 10800 10800 21600 21600 10800" draw:path-stretchpoint-x="10800" draw:path-stretchpoint-y="10800" draw:text-areas="?f5 ?f6 ?f7 ?f8" draw:type="octagon" draw:modifiers="9149.044585987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svg:width="4.634cm" svg:height="0.957cm" svg:x="1.599cm" svg:y="1cm">
                    <text:p/>
                    <draw:enhanced-geometry svg:viewBox="0 0 21600 21600" draw:mirror-horizontal="false" draw:mirror-vertical="false" draw:glue-points="10800 0 0 10800 10800 21600 21600 10800" draw:path-stretchpoint-x="10800" draw:path-stretchpoint-y="10800" draw:text-areas="?f5 ?f6 ?f7 ?f8" draw:type="octagon" draw:modifiers="5997.494780793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svg:width="5.944cm" svg:height="1.146cm" draw:transform="rotate (0.116762526958399) translate (0.176cm 0.731cm)">
                    <text:p/>
                    <draw:enhanced-geometry svg:viewBox="0 0 21600 21600" draw:mirror-horizontal="false" draw:mirror-vertical="false" draw:glue-points="10800 0 0 10800 10800 21600 21600 10800" draw:type="flowchart-process" draw:enhanced-path="M 0 0 L 21600 0 21600 21600 0 21600 0 0 Z N"/>
                  </draw:custom-shape>
                </draw:g>
                <draw:g>
                  <draw:custom-shape draw:style-name="gr11" svg:width="4.792cm" svg:height="1.255cm" svg:x="1.262cm" svg:y="0.264cm">
                    <text:p/>
                    <draw:enhanced-geometry svg:viewBox="0 0 21600 21600" draw:mirror-horizontal="false" draw:mirror-vertical="false" draw:glue-points="10800 0 0 10800 10800 21600 21600 10800" draw:path-stretchpoint-x="10800" draw:path-stretchpoint-y="10800" draw:text-areas="?f5 ?f6 ?f7 ?f8" draw:type="octagon" draw:modifiers="9149.044585987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11" svg:width="4.473cm" svg:height="0.957cm" svg:x="1.68cm" svg:y="0.927cm">
                      <text:p/>
                      <draw:enhanced-geometry svg:viewBox="0 0 21600 21600" draw:mirror-horizontal="false" draw:mirror-vertical="false" draw:glue-points="10800 0 0 10800 10800 21600 21600 10800" draw:path-stretchpoint-x="10800" draw:path-stretchpoint-y="10800" draw:text-areas="?f5 ?f6 ?f7 ?f8" draw:type="octagon" draw:modifiers="5997.494780793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svg:width="0.972cm" svg:height="2.13cm" draw:transform="rotate (1.5707963267946) translate (6.012cm 1.647cm)">
                      <text:p/>
                      <draw:enhanced-geometry svg:viewBox="0 0 21600 21600" draw:mirror-horizontal="false" draw:mirror-vertical="false" draw:glue-points="?f6 10800 10800 21600 ?f5 10800 10800 0" draw:text-areas="?f3 ?f3 ?f4 ?f4" draw:type="trapezoid" draw:modifiers="2219.938335046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3" svg:width="5.756cm" svg:height="0.931cm" draw:transform="rotate (0.116762526958399) translate (0.281cm 0.845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4" draw:text-style-name="P1" svg:x1="0.509cm" svg:y1="1.329cm" svg:x2="5.746cm" svg:y2="0.625cm">
                        <text:p/>
                      </draw:line>
                    </draw:g>
                  </draw:g>
                </draw:g>
              </draw:g>
              <draw:g>
                <draw:g>
                  <draw:custom-shape draw:style-name="gr5" svg:width="0.734cm" svg:height="0.337cm" svg:x="3.527cm" svg:y="1.4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svg:width="0.461cm" svg:height="0.314cm" svg:x="3.428cm" svg:y="1.48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g>
                    <draw:custom-shape draw:style-name="gr15" svg:width="0.424cm" svg:height="0.097cm" draw:transform="rotate (-0.759567290468975) translate (4.569cm 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4.473cm 1.6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4.791cm 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4.701cm 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4.756cm" svg:y1="1.443cm" svg:x2="4.832cm" svg:y2="1.515cm">
                    <text:p/>
                  </draw:line>
                </draw:g>
                <draw:g>
                  <draw:g>
                    <draw:custom-shape draw:style-name="gr15" svg:width="0.424cm" svg:height="0.097cm" draw:transform="rotate (-0.759567290468975) translate (5.064cm 1.4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4.968cm 1.6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5.286cm 1.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5.196cm 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5.251cm" svg:y1="1.475cm" svg:x2="5.327cm" svg:y2="1.547cm">
                    <text:p/>
                  </draw:line>
                </draw:g>
                <draw:g>
                  <draw:g>
                    <draw:custom-shape draw:style-name="gr15" svg:width="0.424cm" svg:height="0.097cm" draw:transform="rotate (-0.759567290468975) translate (5.613cm 1.4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5.517cm 1.6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5.835cm 1.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5.745cm 1.5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5.8cm" svg:y1="1.454cm" svg:x2="5.876cm" svg:y2="1.526cm">
                    <text:p/>
                  </draw:line>
                </draw:g>
                <draw:g>
                  <draw:g>
                    <draw:custom-shape draw:style-name="gr15" svg:width="0.424cm" svg:height="0.097cm" draw:transform="rotate (-1.6831955306242) translate (6.586cm 0.6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1.6831955306242) translate (6.342cm 0.7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1.6831955306242) translate (6.712cm 0.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1.6831955306242) translate (6.572cm 0.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6.67cm" svg:y1="0.835cm" svg:x2="6.658cm" svg:y2="0.938cm">
                    <text:p/>
                  </draw:line>
                </draw:g>
                <draw:g>
                  <draw:g>
                    <draw:custom-shape draw:style-name="gr15" svg:width="0.424cm" svg:height="0.097cm" draw:transform="rotate (-0.759567290468975) translate (1.983cm 1.36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1.887cm 1.59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2.205cm 1.3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2.115cm 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2.17cm" svg:y1="1.399cm" svg:x2="2.246cm" svg:y2="1.471cm">
                    <text:p/>
                  </draw:line>
                </draw:g>
                <draw:g>
                  <draw:g>
                    <draw:custom-shape draw:style-name="gr15" svg:width="0.424cm" svg:height="0.097cm" draw:transform="rotate (-0.759567290468975) translate (2.478cm 1.3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2.382cm 1.6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2.7cm 1.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2.61cm 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2.665cm" svg:y1="1.431cm" svg:x2="2.741cm" svg:y2="1.503cm">
                    <text:p/>
                  </draw:line>
                </draw:g>
                <draw:g>
                  <draw:g>
                    <draw:custom-shape draw:style-name="gr15" svg:width="0.424cm" svg:height="0.097cm" draw:transform="rotate (-0.759567290468975) translate (3.027cm 1.3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2.931cm 1.6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3.249cm 1.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3.159cm 1.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3.214cm" svg:y1="1.41cm" svg:x2="3.29cm" svg:y2="1.482cm">
                    <text:p/>
                  </draw:line>
                </draw:g>
              </draw:g>
            </draw:g>
          </table:table-cell>
          <table:table-cell table:style-name="ce8" table:number-columns-repeated="2"/>
          <table:table-cell table:style-name="ce7"/>
          <table:table-cell table:number-columns-repeated="1018"/>
        </table:table-row>
        <table:table-row table:style-name="ro1">
          <table:table-cell table:style-name="ce2" table:number-columns-repeated="2"/>
          <table:table-cell table:style-name="ce4">
            <draw:g table:end-cell-address="Sheet3.F7" table:end-x="1.923cm" table:end-y="1.975cm" draw:z-index="7">
              <draw:g>
                <draw:g>
                  <draw:custom-shape draw:style-name="gr9" svg:width="1.224cm" svg:height="2.129cm" draw:transform="rotate (1.5707963267946) translate (6.131cm 1.772cm)">
                    <text:p/>
                    <draw:enhanced-geometry svg:viewBox="0 0 21600 21600" draw:mirror-horizontal="false" draw:mirror-vertical="false" draw:glue-points="?f6 10800 10800 21600 ?f5 10800 10800 0" draw:text-areas="?f3 ?f3 ?f4 ?f4" draw:type="trapezoid" draw:modifiers="2644.897959183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svg:width="4.792cm" svg:height="1.255cm" svg:x="1.191cm" svg:y="0.165cm">
                    <text:p/>
                    <draw:enhanced-geometry svg:viewBox="0 0 21600 21600" draw:mirror-horizontal="false" draw:mirror-vertical="false" draw:glue-points="10800 0 0 10800 10800 21600 21600 10800" draw:path-stretchpoint-x="10800" draw:path-stretchpoint-y="10800" draw:text-areas="?f5 ?f6 ?f7 ?f8" draw:type="octagon" draw:modifiers="9149.044585987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svg:width="4.634cm" svg:height="0.957cm" svg:x="1.599cm" svg:y="1.018cm">
                    <text:p/>
                    <draw:enhanced-geometry svg:viewBox="0 0 21600 21600" draw:mirror-horizontal="false" draw:mirror-vertical="false" draw:glue-points="10800 0 0 10800 10800 21600 21600 10800" draw:path-stretchpoint-x="10800" draw:path-stretchpoint-y="10800" draw:text-areas="?f5 ?f6 ?f7 ?f8" draw:type="octagon" draw:modifiers="5997.494780793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svg:width="5.944cm" svg:height="1.146cm" draw:transform="rotate (0.116762526958399) translate (0.176cm 0.749cm)">
                    <text:p/>
                    <draw:enhanced-geometry svg:viewBox="0 0 21600 21600" draw:mirror-horizontal="false" draw:mirror-vertical="false" draw:glue-points="10800 0 0 10800 10800 21600 21600 10800" draw:type="flowchart-process" draw:enhanced-path="M 0 0 L 21600 0 21600 21600 0 21600 0 0 Z N"/>
                  </draw:custom-shape>
                </draw:g>
                <draw:g>
                  <draw:custom-shape draw:style-name="gr11" svg:width="4.792cm" svg:height="1.255cm" svg:x="1.262cm" svg:y="0.282cm">
                    <text:p/>
                    <draw:enhanced-geometry svg:viewBox="0 0 21600 21600" draw:mirror-horizontal="false" draw:mirror-vertical="false" draw:glue-points="10800 0 0 10800 10800 21600 21600 10800" draw:path-stretchpoint-x="10800" draw:path-stretchpoint-y="10800" draw:text-areas="?f5 ?f6 ?f7 ?f8" draw:type="octagon" draw:modifiers="9149.044585987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11" svg:width="4.473cm" svg:height="0.957cm" svg:x="1.68cm" svg:y="0.945cm">
                      <text:p/>
                      <draw:enhanced-geometry svg:viewBox="0 0 21600 21600" draw:mirror-horizontal="false" draw:mirror-vertical="false" draw:glue-points="10800 0 0 10800 10800 21600 21600 10800" draw:path-stretchpoint-x="10800" draw:path-stretchpoint-y="10800" draw:text-areas="?f5 ?f6 ?f7 ?f8" draw:type="octagon" draw:modifiers="5997.494780793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svg:width="0.972cm" svg:height="2.13cm" draw:transform="rotate (1.5707963267946) translate (6.012cm 1.665cm)">
                      <text:p/>
                      <draw:enhanced-geometry svg:viewBox="0 0 21600 21600" draw:mirror-horizontal="false" draw:mirror-vertical="false" draw:glue-points="?f6 10800 10800 21600 ?f5 10800 10800 0" draw:text-areas="?f3 ?f3 ?f4 ?f4" draw:type="trapezoid" draw:modifiers="2219.938335046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3" svg:width="5.756cm" svg:height="0.931cm" draw:transform="rotate (0.116762526958399) translate (0.281cm 0.863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4" draw:text-style-name="P1" svg:x1="0.509cm" svg:y1="1.347cm" svg:x2="5.746cm" svg:y2="0.643cm">
                        <text:p/>
                      </draw:line>
                    </draw:g>
                  </draw:g>
                </draw:g>
              </draw:g>
              <draw:g>
                <draw:g>
                  <draw:custom-shape draw:style-name="gr5" svg:width="0.734cm" svg:height="0.337cm" svg:x="3.527cm" svg:y="1.48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svg:width="0.461cm" svg:height="0.314cm" svg:x="3.428cm" svg:y="1.5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g>
                    <draw:custom-shape draw:style-name="gr15" svg:width="0.424cm" svg:height="0.097cm" draw:transform="rotate (-0.759567290468975) translate (4.569cm 1.4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4.473cm 1.6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4.791cm 1.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4.701cm 1.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4.756cm" svg:y1="1.461cm" svg:x2="4.832cm" svg:y2="1.533cm">
                    <text:p/>
                  </draw:line>
                </draw:g>
                <draw:g>
                  <draw:g>
                    <draw:custom-shape draw:style-name="gr15" svg:width="0.424cm" svg:height="0.097cm" draw:transform="rotate (-0.759567290468975) translate (5.064cm 1.4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4.968cm 1.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5.286cm 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5.196cm 1.5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5.251cm" svg:y1="1.493cm" svg:x2="5.327cm" svg:y2="1.565cm">
                    <text:p/>
                  </draw:line>
                </draw:g>
                <draw:g>
                  <draw:g>
                    <draw:custom-shape draw:style-name="gr15" svg:width="0.424cm" svg:height="0.097cm" draw:transform="rotate (-0.759567290468975) translate (5.613cm 1.43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5.517cm 1.6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5.835cm 1.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5.745cm 1.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5.8cm" svg:y1="1.472cm" svg:x2="5.876cm" svg:y2="1.544cm">
                    <text:p/>
                  </draw:line>
                </draw:g>
                <draw:g>
                  <draw:g>
                    <draw:custom-shape draw:style-name="gr15" svg:width="0.424cm" svg:height="0.097cm" draw:transform="rotate (-1.6831955306242) translate (6.586cm 0.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1.6831955306242) translate (6.342cm 0.7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1.6831955306242) translate (6.712cm 0.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1.6831955306242) translate (6.572cm 0.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6.67cm" svg:y1="0.853cm" svg:x2="6.658cm" svg:y2="0.956cm">
                    <text:p/>
                  </draw:line>
                </draw:g>
                <draw:g>
                  <draw:g>
                    <draw:custom-shape draw:style-name="gr15" svg:width="0.424cm" svg:height="0.097cm" draw:transform="rotate (-0.759567290468975) translate (1.983cm 1.37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1.887cm 1.6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2.205cm 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2.115cm 1.4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2.17cm" svg:y1="1.417cm" svg:x2="2.246cm" svg:y2="1.489cm">
                    <text:p/>
                  </draw:line>
                </draw:g>
                <draw:g>
                  <draw:g>
                    <draw:custom-shape draw:style-name="gr15" svg:width="0.424cm" svg:height="0.097cm" draw:transform="rotate (-0.759567290468975) translate (2.478cm 1.4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2.382cm 1.6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2.7cm 1.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2.61cm 1.5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2.665cm" svg:y1="1.449cm" svg:x2="2.741cm" svg:y2="1.521cm">
                    <text:p/>
                  </draw:line>
                </draw:g>
                <draw:g>
                  <draw:g>
                    <draw:custom-shape draw:style-name="gr15" svg:width="0.424cm" svg:height="0.097cm" draw:transform="rotate (-0.759567290468975) translate (3.027cm 1.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2.931cm 1.6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3.249cm 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3.159cm 1.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3.214cm" svg:y1="1.428cm" svg:x2="3.29cm" svg:y2="1.5cm">
                    <text:p/>
                  </draw:line>
                </draw:g>
              </draw:g>
            </draw:g>
          </table:table-cell>
          <table:table-cell table:style-name="ce8" table:number-columns-repeated="2"/>
          <table:table-cell table:style-name="ce7"/>
          <table:table-cell table:number-columns-repeated="1018"/>
        </table:table-row>
        <table:table-row table:style-name="ro1">
          <table:table-cell table:style-name="ce2" table:number-columns-repeated="2"/>
          <table:table-cell table:style-name="ce5" office:value-type="string">
            <text:p>巡洋</text:p>
          </table:table-cell>
          <table:table-cell table:style-name="ce9" table:number-columns-repeated="2"/>
          <table:table-cell table:style-name="ce11" office:value-type="string">
            <text:p>巡洋</text:p>
          </table:table-cell>
          <table:table-cell table:style-name="ce9" table:number-columns-repeated="2"/>
          <table:table-cell table:number-columns-repeated="1016"/>
        </table:table-row>
        <table:table-row table:style-name="ro1">
          <table:table-cell table:style-name="ce2" table:number-columns-repeated="2"/>
          <table:table-cell table:style-name="ce5" office:value-type="string">
            <text:p>空母</text:p>
          </table:table-cell>
          <table:table-cell table:style-name="ce10"/>
          <table:table-cell table:style-name="ce9"/>
          <table:table-cell table:style-name="ce11" office:value-type="string">
            <text:p>空母</text:p>
          </table:table-cell>
          <table:table-cell table:style-name="ce10"/>
          <table:table-cell table:style-name="ce9"/>
          <table:table-cell table:number-columns-repeated="1016"/>
        </table:table-row>
        <table:table-row table:style-name="ro1">
          <table:table-cell table:style-name="ce2" table:number-columns-repeated="2"/>
          <table:table-cell table:style-name="ce5" office:value-type="string">
            <text:p>戦艦</text:p>
          </table:table-cell>
          <table:table-cell table:style-name="ce10" table:number-columns-repeated="2"/>
          <table:table-cell table:style-name="ce11" office:value-type="string">
            <text:p>戦艦</text:p>
          </table:table-cell>
          <table:table-cell table:style-name="ce10" table:number-columns-repeated="2"/>
          <table:table-cell table:number-columns-repeated="1016"/>
        </table:table-row>
        <table:table-row table:style-name="ro1">
          <table:table-cell table:style-name="ce2" table:number-columns-repeated="2"/>
          <table:table-cell table:style-name="ce6" office:value-type="string">
            <text:p><text:span text:style-name="T2">発艦</text:span></text:p>
            <text:p><text:span text:style-name="T2"><text:s/></text:span><text:span text:style-name="T2">準備</text:span></text:p>
          </table:table-cell>
          <table:table-cell table:style-name="ce6" office:value-type="string" table:number-columns-spanned="2" table:number-rows-spanned="1">
            <text:p>主砲装填中 </text:p>
          </table:table-cell>
          <table:covered-table-cell table:style-name="ce5"/>
          <table:table-cell table:style-name="ce12" office:value-type="string">
            <text:p><text:span text:style-name="T2">発艦</text:span></text:p>
            <text:p><text:span text:style-name="T2"><text:s/></text:span><text:span text:style-name="T2">準備</text:span></text:p>
          </table:table-cell>
          <table:table-cell table:style-name="ce12" office:value-type="string" table:number-columns-spanned="2" table:number-rows-spanned="1">
            <text:p>主砲装填中 </text:p>
          </table:table-cell>
          <table:covered-table-cell table:style-name="ce11"/>
          <table:table-cell table:number-columns-repeated="1016"/>
        </table:table-row>
        <table:table-row table:style-name="ro1" table:number-rows-repeated="104856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family-asian="'ＭＳ Ｐ明朝'" style:font-family-generic-asian="system" style:font-pitch-asian="variable" style:font-size-asian="24pt" style:language-asian="ja" style:country-asian="JP" style:font-size-complex="24pt"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gradient draw:name="Gray_20_Gradient_20_1" draw:display-name="Gray Gradient 1" draw:style="axial" draw:start-color="#1c1c1c" draw:end-color="#cccccc" draw:start-intensity="100%" draw:end-intensity="100%" draw:angle="0" draw:border="0%"/>
    <draw:gradient draw:name="Orange_20_Gradient_20_2" draw:display-name="Orange Gradient 2" draw:style="axial" draw:start-color="#996600" draw:end-color="#cc9900" draw:start-intensity="100%" draw:end-intensity="100%" draw:angle="0" draw:border="5%"/>
    <draw:stroke-dash draw:name="Fine_20_Dashed" draw:display-name="Fine Dashed" draw:style="rect" draw:dots1="1" draw:dots1-length="0.508cm" draw:dots2="1" draw:dots2-length="0.508cm" draw:distance="0.508cm"/>
  </office:styles>
  <office:automatic-styles>
    <style:page-layout style:name="Mpm1">
      <style:page-layout-properties fo:margin-top="0cm" fo:margin-bottom="0cm" fo:margin-left="0.3cm" fo:margin-right="0.3cm" fo:background-color="transparent" style:scale-to="95%" style:table-centering="both" style:writing-mode="lr-tb">
        <style:background-image/>
      </style:page-layout-properties>
      <style:header-style>
        <style:header-footer-properties fo:min-height="0.75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4">2015/08/04</text:date>, <text:time>16:52: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H55M39S</meta:editing-duration>
    <meta:editing-cycles>13</meta:editing-cycles>
    <meta:generator>OpenOffice/4.1.1$Win32 OpenOffice.org_project/411m6$Build-9775</meta:generator>
    <dc:date>2015-08-04T16:52:43.35</dc:date>
    <dc:creator>亀田 大誠</dc:creator>
    <meta:printed-by>亀田 大誠</meta:printed-by>
    <meta:print-date>2014-05-21T02:59:33.62</meta:print-date>
    <meta:document-statistic meta:table-count="1" meta:cell-count="11" meta:object-count="8"/>
    <meta:user-defined meta:name="Info 1"/>
    <meta:user-defined meta:name="Info 2"/>
    <meta:user-defined meta:name="Info 3"/>
    <meta:user-defined meta:name="Info 4"/>
  </office:meta>
</office:document-meta>
</file>